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MingLiU" svg:font-family="PMingLiU" style:font-family-generic="roman" style:font-pitch="variable" svg:panose-1="2 2 5 0 0 0 0 0 0 0"/>
  </office:font-face-decls>
  <office:automatic-styles>
    <style:style style:name="P1" style:parent-style-name="Titel" style:master-page-name="MP0" style:family="paragraph">
      <style:paragraph-properties fo:break-before="page"/>
    </style:style>
    <style:style style:name="P2" style:parent-style-name="Standaard" style:family="paragraph">
      <style:text-properties fo:font-weight="bold" style:font-weight-asian="bold"/>
    </style:style>
    <style:style style:name="T3" style:parent-style-name="Standaardalinea-lettertype" style:family="text">
      <style:text-properties style:text-position="super 63.6%"/>
    </style:style>
    <style:style style:name="P4" style:parent-style-name="Standaard" style:family="paragraph">
      <style:text-properties fo:font-weight="bold" style:font-weight-asian="bold"/>
    </style:style>
    <style:style style:name="P5" style:parent-style-name="Standaard" style:family="paragraph">
      <style:text-properties fo:font-weight="bold" style:font-weight-asian="bold"/>
    </style:style>
    <style:style style:name="T6" style:parent-style-name="Standaardalinea-lettertype" style:family="text">
      <style:text-properties fo:font-weight="bold" style:font-weight-asian="bold"/>
    </style:style>
    <style:style style:name="P7" style:parent-style-name="Standaard" style:family="paragraph">
      <style:text-properties fo:font-weight="bold" style:font-weight-asian="bold"/>
    </style:style>
    <style:style style:name="T8" style:parent-style-name="Standaardalinea-lettertype" style:family="text">
      <style:text-properties fo:font-weight="bold" style:font-weight-asian="bold"/>
    </style:style>
    <style:style style:name="P9" style:parent-style-name="Standaard" style:family="paragraph">
      <style:text-properties fo:font-weight="bold" style:font-weight-asian="bold"/>
    </style:style>
    <style:style style:name="P10" style:parent-style-name="Standaard" style:family="paragraph">
      <style:text-properties fo:font-weight="bold" style:font-weight-asian="bold"/>
    </style:style>
    <style:style style:name="P11" style:parent-style-name="Standaard" style:family="paragraph">
      <style:text-properties fo:font-weight="bold" style:font-weight-asian="bold"/>
    </style:style>
    <style:style style:name="P12" style:parent-style-name="Standaard" style:family="paragraph">
      <style:text-properties fo:font-weight="bold" style:font-weight-asian="bold"/>
    </style:style>
    <style:style style:name="P13" style:parent-style-name="Standaard" style:family="paragraph">
      <style:text-properties fo:font-weight="bold" style:font-weight-asian="bold"/>
    </style:style>
    <style:style style:name="P14" style:parent-style-name="Standaard" style:family="paragraph">
      <style:text-properties fo:font-weight="bold" style:font-weight-asian="bold"/>
    </style:style>
    <style:style style:name="P15" style:parent-style-name="Standaard" style:family="paragraph">
      <style:text-properties fo:font-weight="bold" style:font-weight-asian="bold"/>
    </style:style>
    <style:style style:name="P16" style:parent-style-name="Standaard" style:family="paragraph">
      <style:text-properties fo:font-weight="bold" style:font-weight-asian="bold"/>
    </style:style>
    <style:style style:name="P17" style:parent-style-name="Standaard" style:family="paragraph">
      <style:text-properties fo:font-weight="bold" style:font-weight-asian="bold"/>
    </style:style>
  </office:automatic-styles>
  <office:body>
    <office:text text:use-soft-page-breaks="true">
      <text:p text:style-name="P1">Opdracht Godsdienst</text:p>
      <text:p text:style-name="Ondertitel">Van: Robert-Jan Haasnoot 3G</text:p>
      <text:p text:style-name="Standaard"/>
      <text:p text:style-name="P2">Servatius</text:p>
      <text:p text:style-name="Standaard">Was de laatste bisschop van Tongeren en was de eerste bisschop van Maastricht hij is de eerste verifieerbare bisschop van Nederland met zijn eigen feestdag op 13 mei (geboren 4<text:span text:style-name="T3">e</text:span><text:s/>eeuw gestorven 384)</text:p>
      <text:p text:style-name="P4">Bonifatius</text:p>
      <text:p text:style-name="Standaard">Bonifatius werd in 672 geboren en was<text:s/>na de dood van zijn vader opgegroeid in een klooster<text:s/>hij had in zijn leven een missie om Germanen zich te laten bekeren tot het christendom daarvoor had hij de heilige boom Donareik omgehakt en werd vermoord in Dokkum in het jaar 754.</text:p>
      <text:p text:style-name="P5">Johannes Calvijn</text:p>
      <text:p text:style-name="Standaard">Was geboren in 1509<text:s/>en was een belangrijke Frans-Zwitserse christenlijke theoloog tijdens de reformatie, naar wie een protestants-christelijke stroming het calvinisme is genoemd en is gestorven in Genéve</text:p>
      <text:p text:style-name="Standaard"><text:span text:style-name="T6">Paulus</text:span></text:p>
      <text:p text:style-name="Standaard">Was geboren<text:s/>ca. 3 en was een van de vroegere leiders van de christelijke kerk en speelt een centrale rol in de vroege ontwikkeling en verspreiding van het christendom in de landen rond de middellandse zee in het bijzonder Turkije en Griekenland en daarbij was hij ook een actieve achtervolger van de eerste-eeuwse christenen. Hij was gestorven in Rome in het jaar 67</text:p>
      <text:p text:style-name="P7">Willibrord</text:p>
      <text:p text:style-name="Standaard">Geboren in Northumbria rond 658<text:span text:style-name="T8"><text:s/></text:span>hij was een rooms-katholieke aartbisschop<text:s/>hij staat ook bekend als de apostel der friezen hij stierf in Echternach op 7 November in het jaar 739</text:p>
      <text:p text:style-name="P9">Maarten Luther</text:p>
      <text:p text:style-name="Standaard">Geboren in Eisleben op 10 november 1483 Maarten Luther was een duits protestantse theoloog en reformator hij was begonnen als augustijner monnik en in 1507 ontwikkelde hij zich na zijn benoeming in 1508 tot hoogleraar in de moraaltheologie aan de universiteit van wittenberg to de leidende persoonlijkheid van de reformatie in het Duitse rijk.<text:s/>De publicatie van zijn academische stellingen tegen de handel in aflaten op<text:s/>31 oktober 1517 is het symbolische begin van het protestantisme.<text:s/>Hij was gestorven op 18 februari 1546 in Eisleben</text:p>
      <text:p text:style-name="P10">Constantijn de Grote</text:p>
      <text:p text:style-name="Standaard">Geboren ca. 280<text:s text:c="2"/>Constantijn was een romeinse keizer en werd in 324 een alleenheerser van het rijk Constantijn is vooral bekend omdat hij zich had uitgesproken voor het Christendom en maakte hij een einde aan de christenvervolgingen want daarvoor was het illegaal om in het romeinse rijk in god te geloven. Constantijn de Grote was gestorven in het jaar 337</text:p>
      <text:p text:style-name="P11"/>
      <text:p text:style-name="P12"/>
      <text:soft-page-break/>
      <text:p text:style-name="P13">Petrus</text:p>
      <text:p text:style-name="Standaard">Petrus<text:s/>was geboren in 3 na christus<text:s/>is een persoon uit het nieuwe testament en een van de twaalf apostelen van Jezus voor de katholieken staat hij bekend als de eerste paus en voor de orthodoxen de eerste patriarch petrus verdedigde zijn meester en probeerde diens arrestatie te verhinderen<text:s/>het einde van zijn apocriefe handelingen speelt zich af tijden de christenvervolgingen onder keizer Nero Petrus was gestorven in het jaar 64</text:p>
      <text:p text:style-name="P14">Benedictus van Nursia</text:p>
      <text:p text:style-name="Standaard">Is geboren in 480 in nursia hij wordt aanschouwd als de vader van het kloosterleven in de latijnse kerk<text:s/>hij werd op jonge leeftijd tot overste gekozen in Vicovaro maar was zo streng dat de monniken het benauwd kregen en zelfs probeerden hemt vermoorden door hem een gifbeker voor te zetten toen hij die echter zegende brak de beker. De drie kloosterregels die hij aflegde waren: armoede, kuisheid en gehoorzaamheid aan de abt. De benedictus van Nursia was gestorven in het jaar 547</text:p>
      <text:p text:style-name="P15">Christus</text:p>
      <text:p text:style-name="Standaard">geboren in het jaar 0 in een voederbak wat ook als de kerkstal hij werd aangezien als de zoon van god en werd in zijn leven veel vervolgd door de romeinen en werd in het jaar 30 <text:s/>gearresteerd en werd aan kruis gehangen met spijkers en een doornkroon op zijn hoofden stierf tijdens op de dag dat we nu pasen noemen.</text:p>
      <text:p text:style-name="P16">Fransiscus van Assisi</text:p>
      <text:p text:style-name="Standaard">Geboren 1182 in assisi leefde als religieus en stichtte de kloosterord van de franciscanen en werd op 16 juli 1228 heilig verklaard door gregorius IX hij kwam op voor de armoed en hij wordt vaak afgebeeld met dominicus de stichter van de grote bedelorde in de rooms-katholieke kerk zijn feestdag (op 4 oktober) werd in 1929 benoemd tot werelddierendag. Fransiscus stierf in het jaar 1226</text:p>
      <text:p text:style-name="P17">De paus</text:p>
      <text:p text:style-name="Standaard">Geboren op 17 december<text:s/>1936 hij is sinds 13 maart 2013 de paus van de Rooms-katholieke kerk een die inhoudt dat hij de leider van deze kerk i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MingLiU" svg:font-family="PMingLiU" style:font-family-generic="roman" style:font-pitch="variable" svg:panose-1="2 2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PMingLiU"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PMingLiU"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PMingLiU" fo:color="#5A5A5A" fo:letter-spacing="0.0104in" fo:hyphenate="false"/>
    </style:style>
    <style:style style:name="OndertitelChar" style:display-name="Ondertitel Char" style:family="text" style:parent-style-name="Standaardalinea-lettertype">
      <style:text-properties style:font-name-asian="PMingLiU"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jan haasnoot</meta:initial-creator>
    <dc:creator>robert-jan haasnoot</dc:creator>
    <meta:creation-date>2016-07-03T14:49:00Z</meta:creation-date>
    <dc:date>2016-07-04T13:50:00Z</dc:date>
    <meta:template xlink:href="Normal" xlink:type="simple"/>
    <meta:editing-cycles>1</meta:editing-cycles>
    <meta:editing-duration>PT82860S</meta:editing-duration>
    <meta:document-statistic meta:page-count="2" meta:paragraph-count="8" meta:word-count="628" meta:character-count="4076" meta:row-count="28" meta:non-whitespace-character-count="3456"/>
  </office:meta>
</office:document-meta>
</file>